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color="#2a6099" loext:opacity="100%" officeooo:rsid="0011c6fe" officeooo:paragraph-rsid="0011c6f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na empresa de transporte ha implementado una plataforma digital donde los clientes pueden reservar sus viajes online, pagar con tarjeta y recibir notificaciones en tiempo real sobre la ubicación del vehículo. Además, los conductores usan una app que optimiza las rutas según el tráfico y la demanda, reduciendo costes y mejorando la experiencia del usuario. Esta transformación ha cambiado no solo las herramientas, sino también la manera de trabajar y relacionarse con los clientes.</text:p>
      <text:p text:style-name="Horizontal_20_Line"/>
      <text:list xml:id="list1604501746" text:style-name="L1">
        <text:list-item>
          <text:p text:style-name="P1"><text:bookmark text:name="yui_3_18_1_1_1757671482593_61"/>¿Cómo ha cambiado la experiencia del cliente con la implementación de la plataforma digital?</text:p>
          <text:p text:style-name="P2">Tener mas comodidad a la hora de contratar/comprar el servicio</text:p>
        </text:list-item>
        <text:list-item>
          <text:p text:style-name="P1">¿Qué impacto tiene la transformación digital en la eficiencia operativa de la empresa?</text:p>
        </text:list-item>
        <text:list-item>
          <text:p text:style-name="P1">¿Qué diferencias ves entre digitalizar documentos y transformar digitalmente una empresa?</text:p>
        </text:list-item>
        <text:list-item>
          <text:p text:style-name="P1"><text:bookmark text:name="yui_3_18_1_1_1757671482593_60"/><text:bookmark text:name="yui_3_18_1_1_1757671482593_59"/>¿Cuáles podrían ser los desafíos o riesgos al realizar una transformación digital completa?</text:p>
        </text:list-item>
        <text:list-item>
          <text:p text:style-name="P1">¿Qué nuevas habilidades podrían necesitar los empleados para adaptarse a esta transformación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2:04:36.828371638</meta:creation-date>
    <dc:date>2025-09-12T12:06:43.798312796</dc:date>
    <meta:editing-duration>PT2M7S</meta:editing-duration>
    <meta:editing-cycles>1</meta:editing-cycles>
    <meta:document-statistic meta:table-count="0" meta:image-count="0" meta:object-count="0" meta:page-count="1" meta:paragraph-count="7" meta:word-count="153" meta:character-count="1003" meta:non-whitespace-character-count="863"/>
    <meta:generator>LibreOffice/7.4.7.2$Linux_X86_64 LibreOffice_project/40$Build-2</meta:generator>
  </office:meta>
</office:document-meta>
</file>